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1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size-complex="10pt" fo:color="#000000" style:font-name="Monospace" fo:font-size="10pt" style:font-name-asian="Monospace" style:font-name-complex="" style:font-size-asian="10pt"/>
    </style:style>
    <style:style style:name="T2" style:family="text">
      <style:text-properties style:font-size-complex="10pt" style:font-name="Monospace" fo:font-size="10pt" style:font-name-asian="Monospace" style:font-name-complex="" style:font-size-asian="10pt" style:font-weight-asian="bold" fo:color="#7f0055" style:font-weight-complex="bold" fo:font-weight="bold"/>
    </style:style>
    <style:style style:name="T3" style:family="text">
      <style:text-properties style:font-size-complex="10pt" style:font-name="Monospace" fo:font-size="10pt" style:font-name-asian="Monospace" style:font-name-complex="" style:font-size-asian="10pt" fo:color="#000000"/>
    </style:style>
    <style:style style:name="T4" style:family="text">
      <style:text-properties style:font-size-complex="10pt" style:font-name="Monospace" fo:font-size="10pt" style:font-name-asian="Monospace" style:font-name-complex="" style:font-size-asian="10pt" fo:color="#7f0055" fo:font-weight="bold" style:font-weight-asian="bold" style:font-weight-complex="bold"/>
    </style:style>
    <style:style style:name="T5" style:family="text">
      <style:text-properties style:font-size-complex="10pt" style:font-name="Monospace" fo:font-size="10pt" style:font-name-asian="Monospace" style:font-name-complex="" style:font-size-asian="10pt" fo:color="#2a00ff"/>
    </style:style>
    <style:style style:name="T6" style:family="text">
      <style:text-properties fo:color="#000000" style:font-name="Monospace" fo:font-size="10pt" style:font-name-asian="Monospace" style:font-name-complex="" style:font-size-asian="10pt" style:font-size-complex="10pt"/>
    </style:style>
    <style:style style:name="T7" style:family="text">
      <style:text-properties style:font-name="Monospace" fo:font-size="10pt" style:font-name-asian="Monospace" style:font-name-complex="" style:font-size-asian="10pt" style:font-size-complex="10pt" fo:color="#0000c0" fo:font-style="italic" style:font-style-asian="italic" style:font-style-complex="italic"/>
    </style:style>
    <style:style style:name="T8" style:family="text">
      <style:text-properties style:font-name="Monospace" fo:font-size="10pt" style:font-name-asian="Monospace" style:font-name-complex="" style:font-size-asian="10pt" style:font-size-complex="10pt" fo:color="#000000"/>
    </style:style>
  </office:automatic-styles>
  <office:body>
    <office:spreadsheet>
      <table:table table:name="Sheet1" table:style-name="ta1">
        <table:shapes>
          <draw:frame draw:z-index="0" draw:style-name="gr1" draw:text-style-name="P1" svg:width="3.8236in" svg:height="1.8051in" svg:x="2.2094in" svg:y="0.5142in">
            <draw:object draw:notify-on-update-of-ranges="Sheet1.B4:Sheet1.B26 Sheet1.C4:Sheet1.C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.5421in" svg:height="1.7528in" svg:x="2.1878in" svg:y="2.4031in">
            <draw:object draw:notify-on-update-of-ranges="Sheet1.A4:Sheet1.A26 Sheet1.C4:Sheet1.C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4" table:number-columns-repeated="3" table:default-cell-style-name="ce1"/>
        <table:table-row table:style-name="ro1">
          <table:table-cell office:value-type="string" calcext:value-type="string">
            <text:p>GregorianCalendar time = new GregorianCalendar(new SimpleTimeZone(-6 * 60 * 60 * 1000, "LST"));</text:p>
          </table:table-cell>
          <table:table-cell table:number-columns-repeated="10"/>
          <table:table-cell office:value-type="string" calcext:value-type="string">
            <text:p>r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time.set(2015, Calendar.DECEMBER, 19, hour, 00, 00)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zenith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21989" calcext:value-type="float">
            <text:p>48.21989</text:p>
          </table:table-cell>
          <table:table-cell office:value-type="float" office:value="-80.0898296155586" calcext:value-type="float">
            <text:p>-80.0898296156</text:p>
          </table:table-cell>
          <table:table-cell table:number-columns-repeated="8"/>
          <table:table-cell table:formula="of:=[.$M$1]*(SIN(RADIANS([.B4]))*COS(RADIANS([.C4])))" office:value-type="float" office:value="128.33918681224" calcext:value-type="float">
            <text:p>128</text:p>
          </table:table-cell>
          <table:table-cell table:formula="of:=[.$M$1]*(SIN(RADIANS([.B4]))*SIN(RADIANS([.C4])))" office:value-type="float" office:value="-734.580484574033" calcext:value-type="float">
            <text:p>-735</text:p>
          </table:table-cell>
          <table:table-cell table:formula="of:=[.$M$1]*(COS(RADIANS([.B4])))" office:value-type="float" office:value="666.273641090019" calcext:value-type="float">
            <text:p>6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.08264" calcext:value-type="float">
            <text:p>77.08264</text:p>
          </table:table-cell>
          <table:table-cell office:value-type="float" office:value="-68.3868177393908" calcext:value-type="float">
            <text:p>-68.3868177394</text:p>
          </table:table-cell>
          <table:table-cell table:number-columns-repeated="8"/>
          <table:table-cell table:formula="of:=[.$M$1]*(SIN(RADIANS([.B5]))*COS(RADIANS([.C5])))" office:value-type="float" office:value="359.017105562511" calcext:value-type="float">
            <text:p>359</text:p>
          </table:table-cell>
          <table:table-cell table:formula="of:=[.$M$1]*(SIN(RADIANS([.B5]))*SIN(RADIANS([.C5])))" office:value-type="float" office:value="-906.164527371734" calcext:value-type="float">
            <text:p>-906</text:p>
          </table:table-cell>
          <table:table-cell table:formula="of:=[.$M$1]*(COS(RADIANS([.B5])))" office:value-type="float" office:value="223.545447832603" calcext:value-type="float">
            <text:p>2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.86764" calcext:value-type="float">
            <text:p>87.86764</text:p>
          </table:table-cell>
          <table:table-cell office:value-type="float" office:value="-55.5535170755433" calcext:value-type="float">
            <text:p>-55.5535170755</text:p>
          </table:table-cell>
          <table:table-cell table:number-columns-repeated="8"/>
          <table:table-cell table:formula="of:=[.$M$1]*(SIN(RADIANS([.B6]))*COS(RADIANS([.C6])))" office:value-type="float" office:value="565.24453423851" calcext:value-type="float">
            <text:p>565</text:p>
          </table:table-cell>
          <table:table-cell table:formula="of:=[.$M$1]*(SIN(RADIANS([.B6]))*SIN(RADIANS([.C6])))" office:value-type="float" office:value="-824.083838520225" calcext:value-type="float">
            <text:p>-824</text:p>
          </table:table-cell>
          <table:table-cell table:formula="of:=[.$M$1]*(COS(RADIANS([.B6])))" office:value-type="float" office:value="37.2081120625773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.07088" calcext:value-type="float">
            <text:p>95.07088</text:p>
          </table:table-cell>
          <table:table-cell office:value-type="float" office:value="-42.6201794357324" calcext:value-type="float">
            <text:p>-42.6201794357</text:p>
          </table:table-cell>
          <table:table-cell table:number-columns-repeated="8"/>
          <table:table-cell table:formula="of:=[.$M$1]*(SIN(RADIANS([.B7]))*COS(RADIANS([.C7])))" office:value-type="float" office:value="732.978582285155" calcext:value-type="float">
            <text:p>733</text:p>
          </table:table-cell>
          <table:table-cell table:formula="of:=[.$M$1]*(SIN(RADIANS([.B7]))*SIN(RADIANS([.C7])))" office:value-type="float" office:value="-674.4849510418" calcext:value-type="float">
            <text:p>-674</text:p>
          </table:table-cell>
          <table:table-cell table:formula="of:=[.$M$1]*(COS(RADIANS([.B7])))" office:value-type="float" office:value="-88.3880576174443" calcext:value-type="float">
            <text:p>-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.30354" calcext:value-type="float">
            <text:p>101.30354</text:p>
          </table:table-cell>
          <table:table-cell office:value-type="float" office:value="-29.8159122841915" calcext:value-type="float">
            <text:p>-29.8159122842</text:p>
          </table:table-cell>
          <table:table-cell table:number-columns-repeated="8"/>
          <table:table-cell table:formula="of:=[.$M$1]*(SIN(RADIANS([.B8]))*COS(RADIANS([.C8])))" office:value-type="float" office:value="850.797640510235" calcext:value-type="float">
            <text:p>851</text:p>
          </table:table-cell>
          <table:table-cell table:formula="of:=[.$M$1]*(SIN(RADIANS([.B8]))*SIN(RADIANS([.C8])))" office:value-type="float" office:value="-487.57023738168" calcext:value-type="float">
            <text:p>-488</text:p>
          </table:table-cell>
          <table:table-cell table:formula="of:=[.$M$1]*(COS(RADIANS([.B8])))" office:value-type="float" office:value="-196.006730807359" calcext:value-type="float">
            <text:p>-1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.48437" calcext:value-type="float">
            <text:p>107.48437</text:p>
          </table:table-cell>
          <table:table-cell office:value-type="float" office:value="-17.2933718212218" calcext:value-type="float">
            <text:p>-17.2933718212</text:p>
          </table:table-cell>
          <table:table-cell table:number-columns-repeated="8"/>
          <table:table-cell table:formula="of:=[.$M$1]*(SIN(RADIANS([.B9]))*COS(RADIANS([.C9])))" office:value-type="float" office:value="910.682650428378" calcext:value-type="float">
            <text:p>911</text:p>
          </table:table-cell>
          <table:table-cell table:formula="of:=[.$M$1]*(SIN(RADIANS([.B9]))*SIN(RADIANS([.C9])))" office:value-type="float" office:value="-283.53049244971" calcext:value-type="float">
            <text:p>-284</text:p>
          </table:table-cell>
          <table:table-cell table:formula="of:=[.$M$1]*(COS(RADIANS([.B9])))" office:value-type="float" office:value="-300.445619139254" calcext:value-type="float">
            <text:p>-3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.15691" calcext:value-type="float">
            <text:p>114.15691</text:p>
          </table:table-cell>
          <table:table-cell office:value-type="float" office:value="-5.142278278468" calcext:value-type="float">
            <text:p>-5.1422782785</text:p>
          </table:table-cell>
          <table:table-cell table:number-columns-repeated="8"/>
          <table:table-cell table:formula="of:=[.$M$1]*(SIN(RADIANS([.B10]))*COS(RADIANS([.C10])))" office:value-type="float" office:value="908.755804700648" calcext:value-type="float">
            <text:p>909</text:p>
          </table:table-cell>
          <table:table-cell table:formula="of:=[.$M$1]*(SIN(RADIANS([.B10]))*SIN(RADIANS([.C10])))" office:value-type="float" office:value="-81.7802471842782" calcext:value-type="float">
            <text:p>-82</text:p>
          </table:table-cell>
          <table:table-cell table:formula="of:=[.$M$1]*(COS(RADIANS([.B10])))" office:value-type="float" office:value="-409.23694675989" calcext:value-type="float">
            <text:p>-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1.80532" calcext:value-type="float">
            <text:p>121.80532</text:p>
          </table:table-cell>
          <table:table-cell office:value-type="float" office:value="6.40318410274692" calcext:value-type="float">
            <text:p>6.4031841027</text:p>
          </table:table-cell>
          <table:table-cell table:number-columns-repeated="8"/>
          <table:table-cell table:formula="of:=[.$M$1]*(SIN(RADIANS([.B11]))*COS(RADIANS([.C11])))" office:value-type="float" office:value="844.542199854233" calcext:value-type="float">
            <text:p>845</text:p>
          </table:table-cell>
          <table:table-cell table:formula="of:=[.$M$1]*(SIN(RADIANS([.B11]))*SIN(RADIANS([.C11])))" office:value-type="float" office:value="94.7781104998063" calcext:value-type="float">
            <text:p>95</text:p>
          </table:table-cell>
          <table:table-cell table:formula="of:=[.$M$1]*(COS(RADIANS([.B11])))" office:value-type="float" office:value="-527.034707050171" calcext:value-type="float">
            <text:p>-5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.96327" calcext:value-type="float">
            <text:p>130.96327</text:p>
          </table:table-cell>
          <table:table-cell office:value-type="float" office:value="16.7751885209314" calcext:value-type="float">
            <text:p>16.7751885209</text:p>
          </table:table-cell>
          <table:table-cell table:number-columns-repeated="8"/>
          <table:table-cell table:formula="of:=[.$M$1]*(SIN(RADIANS([.B12]))*COS(RADIANS([.C12])))" office:value-type="float" office:value="722.995116688669" calcext:value-type="float">
            <text:p>723</text:p>
          </table:table-cell>
          <table:table-cell table:formula="of:=[.$M$1]*(SIN(RADIANS([.B12]))*SIN(RADIANS([.C12])))" office:value-type="float" office:value="217.943513425335" calcext:value-type="float">
            <text:p>218</text:p>
          </table:table-cell>
          <table:table-cell table:formula="of:=[.$M$1]*(COS(RADIANS([.B12])))" office:value-type="float" office:value="-655.575080521033" calcext:value-type="float">
            <text:p>-6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.21207" calcext:value-type="float">
            <text:p>142.21207</text:p>
          </table:table-cell>
          <table:table-cell office:value-type="float" office:value="25.6784670511446" calcext:value-type="float">
            <text:p>25.6784670511</text:p>
          </table:table-cell>
          <table:table-cell table:number-columns-repeated="8"/>
          <table:table-cell table:formula="of:=[.$M$1]*(SIN(RADIANS([.B13]))*COS(RADIANS([.C13])))" office:value-type="float" office:value="552.226285511797" calcext:value-type="float">
            <text:p>552</text:p>
          </table:table-cell>
          <table:table-cell table:formula="of:=[.$M$1]*(SIN(RADIANS([.B13]))*SIN(RADIANS([.C13])))" office:value-type="float" office:value="265.513001789728" calcext:value-type="float">
            <text:p>266</text:p>
          </table:table-cell>
          <table:table-cell table:formula="of:=[.$M$1]*(COS(RADIANS([.B13])))" office:value-type="float" office:value="-790.28411060229" calcext:value-type="float">
            <text:p>-7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5.9822" calcext:value-type="float">
            <text:p>155.9822</text:p>
          </table:table-cell>
          <table:table-cell office:value-type="float" office:value="32.3494086928214" calcext:value-type="float">
            <text:p>32.3494086928</text:p>
          </table:table-cell>
          <table:table-cell table:number-columns-repeated="8"/>
          <table:table-cell table:formula="of:=[.$M$1]*(SIN(RADIANS([.B14]))*COS(RADIANS([.C14])))" office:value-type="float" office:value="343.851156463386" calcext:value-type="float">
            <text:p>344</text:p>
          </table:table-cell>
          <table:table-cell table:formula="of:=[.$M$1]*(SIN(RADIANS([.B14]))*SIN(RADIANS([.C14])))" office:value-type="float" office:value="217.788923853481" calcext:value-type="float">
            <text:p>218</text:p>
          </table:table-cell>
          <table:table-cell table:formula="of:=[.$M$1]*(COS(RADIANS([.B14])))" office:value-type="float" office:value="-913.41905325296" calcext:value-type="float">
            <text:p>-9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.04476" calcext:value-type="float">
            <text:p>172.04476</text:p>
          </table:table-cell>
          <table:table-cell office:value-type="float" office:value="35.9347315236894" calcext:value-type="float">
            <text:p>35.9347315237</text:p>
          </table:table-cell>
          <table:table-cell table:number-columns-repeated="8"/>
          <table:table-cell table:formula="of:=[.$M$1]*(SIN(RADIANS([.B15]))*COS(RADIANS([.C15])))" office:value-type="float" office:value="112.0601047863" calcext:value-type="float">
            <text:p>112</text:p>
          </table:table-cell>
          <table:table-cell table:formula="of:=[.$M$1]*(SIN(RADIANS([.B15]))*SIN(RADIANS([.C15])))" office:value-type="float" office:value="81.2215562163578" calcext:value-type="float">
            <text:p>81</text:p>
          </table:table-cell>
          <table:table-cell table:formula="of:=[.$M$1]*(COS(RADIANS([.B15])))" office:value-type="float" office:value="-990.376489887092" calcext:value-type="float">
            <text:p>-9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9.03573" calcext:value-type="float">
            <text:p>189.03573</text:p>
          </table:table-cell>
          <table:table-cell office:value-type="float" office:value="35.8110316540154" calcext:value-type="float">
            <text:p>35.811031654</text:p>
          </table:table-cell>
          <table:table-cell table:number-columns-repeated="8"/>
          <table:table-cell table:formula="of:=[.$M$1]*(SIN(RADIANS([.B16]))*COS(RADIANS([.C16])))" office:value-type="float" office:value="-127.360176798836" calcext:value-type="float">
            <text:p>-127</text:p>
          </table:table-cell>
          <table:table-cell table:formula="of:=[.$M$1]*(SIN(RADIANS([.B16]))*SIN(RADIANS([.C16])))" office:value-type="float" office:value="-91.8923387178172" calcext:value-type="float">
            <text:p>-92</text:p>
          </table:table-cell>
          <table:table-cell table:formula="of:=[.$M$1]*(COS(RADIANS([.B16])))" office:value-type="float" office:value="-987.590595059886" calcext:value-type="float">
            <text:p>-9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4.97851" calcext:value-type="float">
            <text:p>204.97851</text:p>
          </table:table-cell>
          <table:table-cell office:value-type="float" office:value="32.0022654810107" calcext:value-type="float">
            <text:p>32.002265481</text:p>
          </table:table-cell>
          <table:table-cell table:number-columns-repeated="8"/>
          <table:table-cell table:formula="of:=[.$M$1]*(SIN(RADIANS([.B17]))*COS(RADIANS([.C17])))" office:value-type="float" office:value="-358.103461774296" calcext:value-type="float">
            <text:p>-358</text:p>
          </table:table-cell>
          <table:table-cell table:formula="of:=[.$M$1]*(SIN(RADIANS([.B17]))*SIN(RADIANS([.C17])))" office:value-type="float" office:value="-223.787566731653" calcext:value-type="float">
            <text:p>-224</text:p>
          </table:table-cell>
          <table:table-cell table:formula="of:=[.$M$1]*(COS(RADIANS([.B17])))" office:value-type="float" office:value="-906.466235246295" calcext:value-type="float">
            <text:p>-9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8.58154" calcext:value-type="float">
            <text:p>218.58154</text:p>
          </table:table-cell>
          <table:table-cell office:value-type="float" office:value="25.1612034954466" calcext:value-type="float">
            <text:p>25.1612034954</text:p>
          </table:table-cell>
          <table:table-cell table:number-columns-repeated="8"/>
          <table:table-cell table:formula="of:=[.$M$1]*(SIN(RADIANS([.B18]))*COS(RADIANS([.C18])))" office:value-type="float" office:value="-564.454941736547" calcext:value-type="float">
            <text:p>-564</text:p>
          </table:table-cell>
          <table:table-cell table:formula="of:=[.$M$1]*(SIN(RADIANS([.B18]))*SIN(RADIANS([.C18])))" office:value-type="float" office:value="-265.145642531573" calcext:value-type="float">
            <text:p>-265</text:p>
          </table:table-cell>
          <table:table-cell table:formula="of:=[.$M$1]*(COS(RADIANS([.B18])))" office:value-type="float" office:value="-781.721438234689" calcext:value-type="float">
            <text:p>-7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9.67787" calcext:value-type="float">
            <text:p>229.67787</text:p>
          </table:table-cell>
          <table:table-cell office:value-type="float" office:value="16.1413422527205" calcext:value-type="float">
            <text:p>16.1413422527</text:p>
          </table:table-cell>
          <table:table-cell table:number-columns-repeated="8"/>
          <table:table-cell table:formula="of:=[.$M$1]*(SIN(RADIANS([.B19]))*COS(RADIANS([.C19])))" office:value-type="float" office:value="-732.363009483776" calcext:value-type="float">
            <text:p>-732</text:p>
          </table:table-cell>
          <table:table-cell table:formula="of:=[.$M$1]*(SIN(RADIANS([.B19]))*SIN(RADIANS([.C19])))" office:value-type="float" office:value="-211.958307589871" calcext:value-type="float">
            <text:p>-212</text:p>
          </table:table-cell>
          <table:table-cell table:formula="of:=[.$M$1]*(COS(RADIANS([.B19])))" office:value-type="float" office:value="-647.084305313847" calcext:value-type="float">
            <text:p>-6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8.71975" calcext:value-type="float">
            <text:p>238.71975</text:p>
          </table:table-cell>
          <table:table-cell office:value-type="float" office:value="5.70037906301785" calcext:value-type="float">
            <text:p>5.700379063</text:p>
          </table:table-cell>
          <table:table-cell table:number-columns-repeated="8"/>
          <table:table-cell table:formula="of:=[.$M$1]*(SIN(RADIANS([.B20]))*COS(RADIANS([.C20])))" office:value-type="float" office:value="-850.411600222852" calcext:value-type="float">
            <text:p>-850</text:p>
          </table:table-cell>
          <table:table-cell table:formula="of:=[.$M$1]*(SIN(RADIANS([.B20]))*SIN(RADIANS([.C20])))" office:value-type="float" office:value="-84.8880445070891" calcext:value-type="float">
            <text:p>-85</text:p>
          </table:table-cell>
          <table:table-cell table:formula="of:=[.$M$1]*(COS(RADIANS([.B20])))" office:value-type="float" office:value="-519.224546902562" calcext:value-type="float">
            <text:p>-5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6.28837" calcext:value-type="float">
            <text:p>246.28837</text:p>
          </table:table-cell>
          <table:table-cell office:value-type="float" office:value="-5.95240588814133" calcext:value-type="float">
            <text:p>-5.9524058881</text:p>
          </table:table-cell>
          <table:table-cell table:number-columns-repeated="8"/>
          <table:table-cell table:formula="of:=[.$M$1]*(SIN(RADIANS([.B21]))*COS(RADIANS([.C21])))" office:value-type="float" office:value="-910.644522839045" calcext:value-type="float">
            <text:p>-911</text:p>
          </table:table-cell>
          <table:table-cell table:formula="of:=[.$M$1]*(SIN(RADIANS([.B21]))*SIN(RADIANS([.C21])))" office:value-type="float" office:value="94.9478576613005" calcext:value-type="float">
            <text:p>95</text:p>
          </table:table-cell>
          <table:table-cell table:formula="of:=[.$M$1]*(COS(RADIANS([.B21])))" office:value-type="float" office:value="-402.133631208306" calcext:value-type="float">
            <text:p>-4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2.9127" calcext:value-type="float">
            <text:p>252.9127</text:p>
          </table:table-cell>
          <table:table-cell office:value-type="float" office:value="-18.091009726467" calcext:value-type="float">
            <text:p>-18.0910097265</text:p>
          </table:table-cell>
          <table:table-cell table:number-columns-repeated="8"/>
          <table:table-cell table:formula="of:=[.$M$1]*(SIN(RADIANS([.B22]))*COS(RADIANS([.C22])))" office:value-type="float" office:value="-908.604810460115" calcext:value-type="float">
            <text:p>-909</text:p>
          </table:table-cell>
          <table:table-cell table:formula="of:=[.$M$1]*(SIN(RADIANS([.B22]))*SIN(RADIANS([.C22])))" office:value-type="float" office:value="296.820037257139" calcext:value-type="float">
            <text:p>297</text:p>
          </table:table-cell>
          <table:table-cell table:formula="of:=[.$M$1]*(COS(RADIANS([.B22])))" office:value-type="float" office:value="-293.82845997522" calcext:value-type="float">
            <text:p>-2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9.07583" calcext:value-type="float">
            <text:p>259.07583</text:p>
          </table:table-cell>
          <table:table-cell office:value-type="float" office:value="-30.6366000575594" calcext:value-type="float">
            <text:p>-30.6366000576</text:p>
          </table:table-cell>
          <table:table-cell table:number-columns-repeated="8"/>
          <table:table-cell table:formula="of:=[.$M$1]*(SIN(RADIANS([.B23]))*COS(RADIANS([.C23])))" office:value-type="float" office:value="-844.824945650374" calcext:value-type="float">
            <text:p>-845</text:p>
          </table:table-cell>
          <table:table-cell table:formula="of:=[.$M$1]*(SIN(RADIANS([.B23]))*SIN(RADIANS([.C23])))" office:value-type="float" office:value="500.356772085957" calcext:value-type="float">
            <text:p>500</text:p>
          </table:table-cell>
          <table:table-cell table:formula="of:=[.$M$1]*(COS(RADIANS([.B23])))" office:value-type="float" office:value="-189.509661586326" calcext:value-type="float">
            <text:p>-1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5.33135" calcext:value-type="float">
            <text:p>265.33135</text:p>
          </table:table-cell>
          <table:table-cell office:value-type="float" office:value="-43.4539008627108" calcext:value-type="float">
            <text:p>-43.4539008627</text:p>
          </table:table-cell>
          <table:table-cell table:number-columns-repeated="8"/>
          <table:table-cell table:formula="of:=[.$M$1]*(SIN(RADIANS([.B24]))*COS(RADIANS([.C24])))" office:value-type="float" office:value="-723.519396320839" calcext:value-type="float">
            <text:p>-724</text:p>
          </table:table-cell>
          <table:table-cell table:formula="of:=[.$M$1]*(SIN(RADIANS([.B24]))*SIN(RADIANS([.C24])))" office:value-type="float" office:value="685.488755647838" calcext:value-type="float">
            <text:p>685</text:p>
          </table:table-cell>
          <table:table-cell table:formula="of:=[.$M$1]*(COS(RADIANS([.B24])))" office:value-type="float" office:value="-81.3931755610289" calcext:value-type="float">
            <text:p>-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2.64385" calcext:value-type="float">
            <text:p>272.64385</text:p>
          </table:table-cell>
          <table:table-cell office:value-type="float" office:value="-56.3900815791974" calcext:value-type="float">
            <text:p>-56.3900815792</text:p>
          </table:table-cell>
          <table:table-cell table:number-columns-repeated="8"/>
          <table:table-cell table:formula="of:=[.$M$1]*(SIN(RADIANS([.B25]))*COS(RADIANS([.C25])))" office:value-type="float" office:value="-552.946521471939" calcext:value-type="float">
            <text:p>-553</text:p>
          </table:table-cell>
          <table:table-cell table:formula="of:=[.$M$1]*(SIN(RADIANS([.B25]))*SIN(RADIANS([.C25])))" office:value-type="float" office:value="831.938938181819" calcext:value-type="float">
            <text:p>832</text:p>
          </table:table-cell>
          <table:table-cell table:formula="of:=[.$M$1]*(COS(RADIANS([.B25])))" office:value-type="float" office:value="46.1275137958883" calcext:value-type="float">
            <text:p>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3.85727" calcext:value-type="float">
            <text:p>283.85727</text:p>
          </table:table-cell>
          <table:table-cell office:value-type="float" office:value="-69.2031168843314" calcext:value-type="float">
            <text:p>-69.2031168843</text:p>
          </table:table-cell>
          <table:table-cell table:number-columns-repeated="8"/>
          <table:table-cell table:formula="of:=[.$M$1]*(SIN(RADIANS([.B26]))*COS(RADIANS([.C26])))" office:value-type="float" office:value="-344.722330361698" calcext:value-type="float">
            <text:p>-345</text:p>
          </table:table-cell>
          <table:table-cell table:formula="of:=[.$M$1]*(SIN(RADIANS([.B26]))*SIN(RADIANS([.C26])))" office:value-type="float" office:value="907.636673943461" calcext:value-type="float">
            <text:p>908</text:p>
          </table:table-cell>
          <table:table-cell table:formula="of:=[.$M$1]*(COS(RADIANS([.B26])))" office:value-type="float" office:value="239.50403558782" calcext:value-type="float">
            <text:p>2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5.58914" calcext:value-type="float">
            <text:p>315.58914</text:p>
          </table:table-cell>
          <table:table-cell office:value-type="float" office:value="-80.7052919138854" calcext:value-type="float">
            <text:p>-80.7052919139</text:p>
          </table:table-cell>
          <table:table-cell table:number-columns-repeated="8"/>
          <table:table-cell table:formula="of:=[.$M$1]*(SIN(RADIANS([.B27]))*COS(RADIANS([.C27])))" office:value-type="float" office:value="-113.026366928251" calcext:value-type="float">
            <text:p>-113</text:p>
          </table:table-cell>
          <table:table-cell table:formula="of:=[.$M$1]*(SIN(RADIANS([.B27]))*SIN(RADIANS([.C27])))" office:value-type="float" office:value="690.610840033719" calcext:value-type="float">
            <text:p>691</text:p>
          </table:table-cell>
          <table:table-cell table:formula="of:=[.$M$1]*(COS(RADIANS([.B27])))" office:value-type="float" office:value="714.340050680992" calcext:value-type="float">
            <text:p>714</text:p>
          </table:table-cell>
        </table:table-row>
        <table:table-row table:style-name="ro1" table:number-rows-repeated="104854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3" table:style-name="ta1">
        <table:shapes>
          <draw:frame draw:z-index="0" draw:style-name="gr1" draw:text-style-name="P1" svg:width="6.2988in" svg:height="3.5429in" svg:x="3.5559in" svg:y="0.5567in">
            <draw:object draw:notify-on-update-of-ranges="Sheet3.B4:Sheet3.B26 Sheet3.C4:Sheet3.C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1" table:default-cell-style-name="Default"/>
        <table:table-column table:style-name="co4" table:number-columns-repeated="3" table:default-cell-style-name="ce1"/>
        <table:table-row table:style-name="ro2">
          <table:table-cell table:style-name="ce2" office:value-type="string" calcext:value-type="string">
            <text:p><text:span text:style-name="T1">GregorianCalendar time = </text:span><text:span text:style-name="T2">new</text:span><text:span text:style-name="T3"> GregorianCalendar(</text:span><text:span text:style-name="T4">new</text:span><text:span text:style-name="T3"> SimpleTimeZone(-6 * 60 * 60 * 1000, </text:span><text:span text:style-name="T5">"LST"</text:span><text:span text:style-name="T3">));</text:span>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<text:span text:style-name="T6">time.set(2015, Calendar.</text:span><text:span text:style-name="T7">JUNE</text:span><text:span text:style-name="T8">, 19, hour, 00, 00);</text:span>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hour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zenith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7028" calcext:value-type="float">
            <text:p>7.87028</text:p>
          </table:table-cell>
          <table:table-cell office:value-type="float" office:value="-35.9439835319178" calcext:value-type="float">
            <text:p>-35.9439835319</text:p>
          </table:table-cell>
          <table:table-cell table:number-columns-repeated="8"/>
          <table:table-cell table:formula="of:=[Sheet1.$M$1]*(SIN(RADIANS([Sheet3.B4]))*COS(RADIANS([Sheet3.C4])))" office:value-type="float" office:value="110.857930363453" calcext:value-type="float">
            <text:p>111</text:p>
          </table:table-cell>
          <table:table-cell table:formula="of:=[Sheet1.$M$1]*(SIN(RADIANS([Sheet3.B4]))*SIN(RADIANS([Sheet3.C4])))" office:value-type="float" office:value="-80.3775244755591" calcext:value-type="float">
            <text:p>-80</text:p>
          </table:table-cell>
          <table:table-cell table:formula="of:=[Sheet1.$M$1]*(COS(RADIANS([Sheet3.B4])))" office:value-type="float" office:value="990.580624096147" calcext:value-type="float">
            <text:p>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94299" calcext:value-type="float">
            <text:p>23.94299</text:p>
          </table:table-cell>
          <table:table-cell office:value-type="float" office:value="-32.3740878439154" calcext:value-type="float">
            <text:p>-32.3740878439</text:p>
          </table:table-cell>
          <table:table-cell table:number-columns-repeated="8"/>
          <table:table-cell table:formula="of:=[Sheet1.$M$1]*(SIN(RADIANS([Sheet3.B5]))*COS(RADIANS([Sheet3.C5])))" office:value-type="float" office:value="342.749760208764" calcext:value-type="float">
            <text:p>343</text:p>
          </table:table-cell>
          <table:table-cell table:formula="of:=[Sheet1.$M$1]*(SIN(RADIANS([Sheet3.B5]))*SIN(RADIANS([Sheet3.C5])))" office:value-type="float" office:value="-217.298236267415" calcext:value-type="float">
            <text:p>-217</text:p>
          </table:table-cell>
          <table:table-cell table:formula="of:=[Sheet1.$M$1]*(COS(RADIANS([Sheet3.B5])))" office:value-type="float" office:value="913.949713273058" calcext:value-type="float">
            <text:p>9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.72598" calcext:value-type="float">
            <text:p>37.72598</text:p>
          </table:table-cell>
          <table:table-cell office:value-type="float" office:value="-25.7139384098335" calcext:value-type="float">
            <text:p>-25.7139384098</text:p>
          </table:table-cell>
          <table:table-cell table:number-columns-repeated="8"/>
          <table:table-cell table:formula="of:=[Sheet1.$M$1]*(SIN(RADIANS([Sheet3.B6]))*COS(RADIANS([Sheet3.C6])))" office:value-type="float" office:value="551.291618000588" calcext:value-type="float">
            <text:p>551</text:p>
          </table:table-cell>
          <table:table-cell table:formula="of:=[Sheet1.$M$1]*(SIN(RADIANS([Sheet3.B6]))*SIN(RADIANS([Sheet3.C6])))" office:value-type="float" office:value="-265.483934099411" calcext:value-type="float">
            <text:p>-265</text:p>
          </table:table-cell>
          <table:table-cell table:formula="of:=[Sheet1.$M$1]*(COS(RADIANS([Sheet3.B6])))" office:value-type="float" office:value="790.946162932341" calcext:value-type="float">
            <text:p>7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.98586" calcext:value-type="float">
            <text:p>48.98586</text:p>
          </table:table-cell>
          <table:table-cell office:value-type="float" office:value="-16.8163469007878" calcext:value-type="float">
            <text:p>-16.8163469008</text:p>
          </table:table-cell>
          <table:table-cell table:number-columns-repeated="8"/>
          <table:table-cell table:formula="of:=[Sheet1.$M$1]*(SIN(RADIANS([Sheet3.B7]))*COS(RADIANS([Sheet3.C7])))" office:value-type="float" office:value="722.280924382177" calcext:value-type="float">
            <text:p>722</text:p>
          </table:table-cell>
          <table:table-cell table:formula="of:=[Sheet1.$M$1]*(SIN(RADIANS([Sheet3.B7]))*SIN(RADIANS([Sheet3.C7])))" office:value-type="float" office:value="-218.294343650949" calcext:value-type="float">
            <text:p>-218</text:p>
          </table:table-cell>
          <table:table-cell table:formula="of:=[Sheet1.$M$1]*(COS(RADIANS([Sheet3.B7])))" office:value-type="float" office:value="656.245263452338" calcext:value-type="float">
            <text:p>6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.15168" calcext:value-type="float">
            <text:p>58.15168</text:p>
          </table:table-cell>
          <table:table-cell office:value-type="float" office:value="-6.39249210593705" calcext:value-type="float">
            <text:p>-6.3924921059</text:p>
          </table:table-cell>
          <table:table-cell table:number-columns-repeated="8"/>
          <table:table-cell table:formula="of:=[Sheet1.$M$1]*(SIN(RADIANS([Sheet3.B8]))*COS(RADIANS([Sheet3.C8])))" office:value-type="float" office:value="844.166558060857" calcext:value-type="float">
            <text:p>844</text:p>
          </table:table-cell>
          <table:table-cell table:formula="of:=[Sheet1.$M$1]*(SIN(RADIANS([Sheet3.B8]))*SIN(RADIANS([Sheet3.C8])))" office:value-type="float" office:value="-94.5764433560361" calcext:value-type="float">
            <text:p>-95</text:p>
          </table:table-cell>
          <table:table-cell table:formula="of:=[Sheet1.$M$1]*(COS(RADIANS([Sheet3.B8])))" office:value-type="float" office:value="527.672359152731" calcext:value-type="float">
            <text:p>5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.80482" calcext:value-type="float">
            <text:p>65.80482</text:p>
          </table:table-cell>
          <table:table-cell office:value-type="float" office:value="5.22791959805959" calcext:value-type="float">
            <text:p>5.2279195981</text:p>
          </table:table-cell>
          <table:table-cell table:number-columns-repeated="8"/>
          <table:table-cell table:formula="of:=[Sheet1.$M$1]*(SIN(RADIANS([Sheet3.B9]))*COS(RADIANS([Sheet3.C9])))" office:value-type="float" office:value="908.360140468564" calcext:value-type="float">
            <text:p>908</text:p>
          </table:table-cell>
          <table:table-cell table:formula="of:=[Sheet1.$M$1]*(SIN(RADIANS([Sheet3.B9]))*SIN(RADIANS([Sheet3.C9])))" office:value-type="float" office:value="83.1135684004826" calcext:value-type="float">
            <text:p>83</text:p>
          </table:table-cell>
          <table:table-cell table:formula="of:=[Sheet1.$M$1]*(COS(RADIANS([Sheet3.B9])))" office:value-type="float" office:value="409.846300405004" calcext:value-type="float">
            <text:p>4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.47926" calcext:value-type="float">
            <text:p>72.47926</text:p>
          </table:table-cell>
          <table:table-cell office:value-type="float" office:value="17.2475935774795" calcext:value-type="float">
            <text:p>17.2475935775</text:p>
          </table:table-cell>
          <table:table-cell table:number-columns-repeated="8"/>
          <table:table-cell table:formula="of:=[Sheet1.$M$1]*(SIN(RADIANS([Sheet3.B10]))*COS(RADIANS([Sheet3.C10])))" office:value-type="float" office:value="910.726572003964" calcext:value-type="float">
            <text:p>911</text:p>
          </table:table-cell>
          <table:table-cell table:formula="of:=[Sheet1.$M$1]*(SIN(RADIANS([Sheet3.B10]))*SIN(RADIANS([Sheet3.C10])))" office:value-type="float" office:value="282.746179351973" calcext:value-type="float">
            <text:p>283</text:p>
          </table:table-cell>
          <table:table-cell table:formula="of:=[Sheet1.$M$1]*(COS(RADIANS([Sheet3.B10])))" office:value-type="float" office:value="301.051007485061" calcext:value-type="float">
            <text:p>3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.65906" calcext:value-type="float">
            <text:p>78.65906</text:p>
          </table:table-cell>
          <table:table-cell office:value-type="float" office:value="29.7705651830928" calcext:value-type="float">
            <text:p>29.7705651831</text:p>
          </table:table-cell>
          <table:table-cell table:number-columns-repeated="8"/>
          <table:table-cell table:formula="of:=[Sheet1.$M$1]*(SIN(RADIANS([Sheet3.B11]))*COS(RADIANS([Sheet3.C11])))" office:value-type="float" office:value="851.072025123037" calcext:value-type="float">
            <text:p>851</text:p>
          </table:table-cell>
          <table:table-cell table:formula="of:=[Sheet1.$M$1]*(SIN(RADIANS([Sheet3.B11]))*SIN(RADIANS([Sheet3.C11])))" office:value-type="float" office:value="486.833084138793" calcext:value-type="float">
            <text:p>487</text:p>
          </table:table-cell>
          <table:table-cell table:formula="of:=[Sheet1.$M$1]*(COS(RADIANS([Sheet3.B11])))" office:value-type="float" office:value="196.646780397961" calcext:value-type="float">
            <text:p>1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.88661" calcext:value-type="float">
            <text:p>84.88661</text:p>
          </table:table-cell>
          <table:table-cell office:value-type="float" office:value="42.5770858985491" calcext:value-type="float">
            <text:p>42.5770858985</text:p>
          </table:table-cell>
          <table:table-cell table:number-columns-repeated="8"/>
          <table:table-cell table:formula="of:=[Sheet1.$M$1]*(SIN(RADIANS([Sheet3.B12]))*COS(RADIANS([Sheet3.C12])))" office:value-type="float" office:value="733.437179477329" calcext:value-type="float">
            <text:p>733</text:p>
          </table:table-cell>
          <table:table-cell table:formula="of:=[Sheet1.$M$1]*(SIN(RADIANS([Sheet3.B12]))*SIN(RADIANS([Sheet3.C12])))" office:value-type="float" office:value="673.888914705894" calcext:value-type="float">
            <text:p>674</text:p>
          </table:table-cell>
          <table:table-cell table:formula="of:=[Sheet1.$M$1]*(COS(RADIANS([Sheet3.B12])))" office:value-type="float" office:value="89.1270688222838" calcext:value-type="float">
            <text:p>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.07677" calcext:value-type="float">
            <text:p>92.07677</text:p>
          </table:table-cell>
          <table:table-cell office:value-type="float" office:value="55.5139228395088" calcext:value-type="float">
            <text:p>55.5139228395</text:p>
          </table:table-cell>
          <table:table-cell table:number-columns-repeated="8"/>
          <table:table-cell table:formula="of:=[Sheet1.$M$1]*(SIN(RADIANS([Sheet3.B13]))*COS(RADIANS([Sheet3.C13])))" office:value-type="float" office:value="565.834056115167" calcext:value-type="float">
            <text:p>566</text:p>
          </table:table-cell>
          <table:table-cell table:formula="of:=[Sheet1.$M$1]*(SIN(RADIANS([Sheet3.B13]))*SIN(RADIANS([Sheet3.C13])))" office:value-type="float" office:value="823.722398203832" calcext:value-type="float">
            <text:p>824</text:p>
          </table:table-cell>
          <table:table-cell table:formula="of:=[Sheet1.$M$1]*(COS(RADIANS([Sheet3.B13])))" office:value-type="float" office:value="-36.2385380166594" calcext:value-type="float">
            <text:p>-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.825" calcext:value-type="float">
            <text:p>102.825</text:p>
          </table:table-cell>
          <table:table-cell office:value-type="float" office:value="68.3532150930815" calcext:value-type="float">
            <text:p>68.3532150931</text:p>
          </table:table-cell>
          <table:table-cell table:number-columns-repeated="8"/>
          <table:table-cell table:formula="of:=[Sheet1.$M$1]*(SIN(RADIANS([Sheet3.B14]))*COS(RADIANS([Sheet3.C14])))" office:value-type="float" office:value="359.680949088853" calcext:value-type="float">
            <text:p>360</text:p>
          </table:table-cell>
          <table:table-cell table:formula="of:=[Sheet1.$M$1]*(SIN(RADIANS([Sheet3.B14]))*SIN(RADIANS([Sheet3.C14])))" office:value-type="float" office:value="906.287577658805" calcext:value-type="float">
            <text:p>906</text:p>
          </table:table-cell>
          <table:table-cell table:formula="of:=[Sheet1.$M$1]*(COS(RADIANS([Sheet3.B14])))" office:value-type="float" office:value="-221.973965689396" calcext:value-type="float">
            <text:p>-2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1.53247" calcext:value-type="float">
            <text:p>131.53247</text:p>
          </table:table-cell>
          <table:table-cell office:value-type="float" office:value="80.0750855560634" calcext:value-type="float">
            <text:p>80.0750855561</text:p>
          </table:table-cell>
          <table:table-cell table:number-columns-repeated="8"/>
          <table:table-cell table:formula="of:=[Sheet1.$M$1]*(SIN(RADIANS([Sheet3.B15]))*COS(RADIANS([Sheet3.C15])))" office:value-type="float" office:value="129.023353655737" calcext:value-type="float">
            <text:p>129</text:p>
          </table:table-cell>
          <table:table-cell table:formula="of:=[Sheet1.$M$1]*(SIN(RADIANS([Sheet3.B15]))*SIN(RADIANS([Sheet3.C15])))" office:value-type="float" office:value="737.377191568525" calcext:value-type="float">
            <text:p>737</text:p>
          </table:table-cell>
          <table:table-cell table:formula="of:=[Sheet1.$M$1]*(COS(RADIANS([Sheet3.B15])))" office:value-type="float" office:value="-663.0443812943" calcext:value-type="float">
            <text:p>-6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3.71171" calcext:value-type="float">
            <text:p>223.71171</text:p>
          </table:table-cell>
          <table:table-cell office:value-type="float" office:value="80.8049630616115" calcext:value-type="float">
            <text:p>80.8049630616</text:p>
          </table:table-cell>
          <table:table-cell table:number-columns-repeated="8"/>
          <table:table-cell table:formula="of:=[Sheet1.$M$1]*(SIN(RADIANS([Sheet3.B16]))*COS(RADIANS([Sheet3.C16])))" office:value-type="float" office:value="-110.4236332886" calcext:value-type="float">
            <text:p>-110</text:p>
          </table:table-cell>
          <table:table-cell table:formula="of:=[Sheet1.$M$1]*(SIN(RADIANS([Sheet3.B16]))*SIN(RADIANS([Sheet3.C16])))" office:value-type="float" office:value="-682.15049417143" calcext:value-type="float">
            <text:p>-682</text:p>
          </table:table-cell>
          <table:table-cell table:formula="of:=[Sheet1.$M$1]*(COS(RADIANS([Sheet3.B16])))" office:value-type="float" office:value="-722.82592960755" calcext:value-type="float">
            <text:p>-7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5.98199" calcext:value-type="float">
            <text:p>255.98199</text:p>
          </table:table-cell>
          <table:table-cell office:value-type="float" office:value="69.3381048748053" calcext:value-type="float">
            <text:p>69.3381048748</text:p>
          </table:table-cell>
          <table:table-cell table:number-columns-repeated="8"/>
          <table:table-cell table:formula="of:=[Sheet1.$M$1]*(SIN(RADIANS([Sheet3.B17]))*COS(RADIANS([Sheet3.C17])))" office:value-type="float" office:value="-342.344562606593" calcext:value-type="float">
            <text:p>-342</text:p>
          </table:table-cell>
          <table:table-cell table:formula="of:=[Sheet1.$M$1]*(SIN(RADIANS([Sheet3.B17]))*SIN(RADIANS([Sheet3.C17])))" office:value-type="float" office:value="-907.814044214498" calcext:value-type="float">
            <text:p>-908</text:p>
          </table:table-cell>
          <table:table-cell table:formula="of:=[Sheet1.$M$1]*(COS(RADIANS([Sheet3.B17])))" office:value-type="float" office:value="-242.226880384109" calcext:value-type="float">
            <text:p>-2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7.27475" calcext:value-type="float">
            <text:p>267.27475</text:p>
          </table:table-cell>
          <table:table-cell office:value-type="float" office:value="56.5257393471381" calcext:value-type="float">
            <text:p>56.5257393471</text:p>
          </table:table-cell>
          <table:table-cell table:number-columns-repeated="8"/>
          <table:table-cell table:formula="of:=[Sheet1.$M$1]*(SIN(RADIANS([Sheet3.B18]))*COS(RADIANS([Sheet3.C18])))" office:value-type="float" office:value="-550.938510946977" calcext:value-type="float">
            <text:p>-551</text:p>
          </table:table-cell>
          <table:table-cell table:formula="of:=[Sheet1.$M$1]*(SIN(RADIANS([Sheet3.B18]))*SIN(RADIANS([Sheet3.C18])))" office:value-type="float" office:value="-833.19029818447" calcext:value-type="float">
            <text:p>-833</text:p>
          </table:table-cell>
          <table:table-cell table:formula="of:=[Sheet1.$M$1]*(COS(RADIANS([Sheet3.B18])))" office:value-type="float" office:value="-47.5466525299291" calcext:value-type="float">
            <text:p>-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4.60828" calcext:value-type="float">
            <text:p>274.60828</text:p>
          </table:table-cell>
          <table:table-cell office:value-type="float" office:value="43.5863853442482" calcext:value-type="float">
            <text:p>43.5863853442</text:p>
          </table:table-cell>
          <table:table-cell table:number-columns-repeated="8"/>
          <table:table-cell table:formula="of:=[Sheet1.$M$1]*(SIN(RADIANS([Sheet3.B19]))*COS(RADIANS([Sheet3.C19])))" office:value-type="float" office:value="-721.994132972396" calcext:value-type="float">
            <text:p>-722</text:p>
          </table:table-cell>
          <table:table-cell table:formula="of:=[Sheet1.$M$1]*(SIN(RADIANS([Sheet3.B19]))*SIN(RADIANS([Sheet3.C19])))" office:value-type="float" office:value="-687.218654376351" calcext:value-type="float">
            <text:p>-687</text:p>
          </table:table-cell>
          <table:table-cell table:formula="of:=[Sheet1.$M$1]*(COS(RADIANS([Sheet3.B19])))" office:value-type="float" office:value="80.3429712582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0.86969" calcext:value-type="float">
            <text:p>280.86969</text:p>
          </table:table-cell>
          <table:table-cell office:value-type="float" office:value="30.7647061970688" calcext:value-type="float">
            <text:p>30.7647061971</text:p>
          </table:table-cell>
          <table:table-cell table:number-columns-repeated="8"/>
          <table:table-cell table:formula="of:=[Sheet1.$M$1]*(SIN(RADIANS([Sheet3.B20]))*COS(RADIANS([Sheet3.C20])))" office:value-type="float" office:value="-843.858556982088" calcext:value-type="float">
            <text:p>-844</text:p>
          </table:table-cell>
          <table:table-cell table:formula="of:=[Sheet1.$M$1]*(SIN(RADIANS([Sheet3.B20]))*SIN(RADIANS([Sheet3.C20])))" office:value-type="float" office:value="-502.336387704244" calcext:value-type="float">
            <text:p>-502</text:p>
          </table:table-cell>
          <table:table-cell table:formula="of:=[Sheet1.$M$1]*(COS(RADIANS([Sheet3.B20])))" office:value-type="float" office:value="188.575951267282" calcext:value-type="float">
            <text:p>1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7.03211" calcext:value-type="float">
            <text:p>287.03211</text:p>
          </table:table-cell>
          <table:table-cell office:value-type="float" office:value="18.2143402226404" calcext:value-type="float">
            <text:p>18.2143402226</text:p>
          </table:table-cell>
          <table:table-cell table:number-columns-repeated="8"/>
          <table:table-cell table:formula="of:=[Sheet1.$M$1]*(SIN(RADIANS([Sheet3.B21]))*COS(RADIANS([Sheet3.C21])))" office:value-type="float" office:value="-908.232220648193" calcext:value-type="float">
            <text:p>-908</text:p>
          </table:table-cell>
          <table:table-cell table:formula="of:=[Sheet1.$M$1]*(SIN(RADIANS([Sheet3.B21]))*SIN(RADIANS([Sheet3.C21])))" office:value-type="float" office:value="-298.863469716413" calcext:value-type="float">
            <text:p>-299</text:p>
          </table:table-cell>
          <table:table-cell table:formula="of:=[Sheet1.$M$1]*(COS(RADIANS([Sheet3.B21])))" office:value-type="float" office:value="292.907596087093" calcext:value-type="float">
            <text:p>2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3.65115" calcext:value-type="float">
            <text:p>293.65115</text:p>
          </table:table-cell>
          <table:table-cell office:value-type="float" office:value="6.14098427080377" calcext:value-type="float">
            <text:p>6.1409842708</text:p>
          </table:table-cell>
          <table:table-cell table:number-columns-repeated="8"/>
          <table:table-cell table:formula="of:=[Sheet1.$M$1]*(SIN(RADIANS([Sheet3.B22]))*COS(RADIANS([Sheet3.C22])))" office:value-type="float" office:value="-910.748627040583" calcext:value-type="float">
            <text:p>-911</text:p>
          </table:table-cell>
          <table:table-cell table:formula="of:=[Sheet1.$M$1]*(SIN(RADIANS([Sheet3.B22]))*SIN(RADIANS([Sheet3.C22])))" office:value-type="float" office:value="-97.9899092928209" calcext:value-type="float">
            <text:p>-98</text:p>
          </table:table-cell>
          <table:table-cell table:formula="of:=[Sheet1.$M$1]*(COS(RADIANS([Sheet3.B22])))" office:value-type="float" office:value="401.166942831134" calcext:value-type="float">
            <text:p>4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1.21004" calcext:value-type="float">
            <text:p>301.21004</text:p>
          </table:table-cell>
          <table:table-cell office:value-type="float" office:value="-5.49296813262733" calcext:value-type="float">
            <text:p>-5.4929681326</text:p>
          </table:table-cell>
          <table:table-cell table:number-columns-repeated="8"/>
          <table:table-cell table:formula="of:=[Sheet1.$M$1]*(SIN(RADIANS([Sheet3.B23]))*COS(RADIANS([Sheet3.C23])))" office:value-type="float" office:value="-851.346017433928" calcext:value-type="float">
            <text:p>-851</text:p>
          </table:table-cell>
          <table:table-cell table:formula="of:=[Sheet1.$M$1]*(SIN(RADIANS([Sheet3.B23]))*SIN(RADIANS([Sheet3.C23])))" office:value-type="float" office:value="81.8698451613868" calcext:value-type="float">
            <text:p>82</text:p>
          </table:table-cell>
          <table:table-cell table:formula="of:=[Sheet1.$M$1]*(COS(RADIANS([Sheet3.B23])))" office:value-type="float" office:value="518.176887802457" calcext:value-type="float">
            <text:p>5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0.23715" calcext:value-type="float">
            <text:p>310.23715</text:p>
          </table:table-cell>
          <table:table-cell office:value-type="float" office:value="-16.043550585625" calcext:value-type="float">
            <text:p>-16.0435505856</text:p>
          </table:table-cell>
          <table:table-cell table:number-columns-repeated="8"/>
          <table:table-cell table:formula="of:=[Sheet1.$M$1]*(SIN(RADIANS([Sheet3.B24]))*COS(RADIANS([Sheet3.C24])))" office:value-type="float" office:value="-733.645266756003" calcext:value-type="float">
            <text:p>-734</text:p>
          </table:table-cell>
          <table:table-cell table:formula="of:=[Sheet1.$M$1]*(SIN(RADIANS([Sheet3.B24]))*SIN(RADIANS([Sheet3.C24])))" office:value-type="float" office:value="210.973022451833" calcext:value-type="float">
            <text:p>211</text:p>
          </table:table-cell>
          <table:table-cell table:formula="of:=[Sheet1.$M$1]*(COS(RADIANS([Sheet3.B24])))" office:value-type="float" office:value="645.952789578349" calcext:value-type="float">
            <text:p>6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1.31348" calcext:value-type="float">
            <text:p>321.31348</text:p>
          </table:table-cell>
          <table:table-cell office:value-type="float" office:value="-25.0802043565846" calcext:value-type="float">
            <text:p>-25.0802043566</text:p>
          </table:table-cell>
          <table:table-cell table:number-columns-repeated="8"/>
          <table:table-cell table:formula="of:=[Sheet1.$M$1]*(SIN(RADIANS([Sheet3.B25]))*COS(RADIANS([Sheet3.C25])))" office:value-type="float" office:value="-566.125527480102" calcext:value-type="float">
            <text:p>-566</text:p>
          </table:table-cell>
          <table:table-cell table:formula="of:=[Sheet1.$M$1]*(SIN(RADIANS([Sheet3.B25]))*SIN(RADIANS([Sheet3.C25])))" office:value-type="float" office:value="264.954098307147" calcext:value-type="float">
            <text:p>265</text:p>
          </table:table-cell>
          <table:table-cell table:formula="of:=[Sheet1.$M$1]*(COS(RADIANS([Sheet3.B25])))" office:value-type="float" office:value="780.577486817051" calcext:value-type="float">
            <text:p>7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4.89371" calcext:value-type="float">
            <text:p>334.89371</text:p>
          </table:table-cell>
          <table:table-cell office:value-type="float" office:value="-31.9436431754156" calcext:value-type="float">
            <text:p>-31.9436431754</text:p>
          </table:table-cell>
          <table:table-cell table:number-columns-repeated="8"/>
          <table:table-cell table:formula="of:=[Sheet1.$M$1]*(SIN(RADIANS([Sheet3.B26]))*COS(RADIANS([Sheet3.C26])))" office:value-type="float" office:value="-360.046804220397" calcext:value-type="float">
            <text:p>-360</text:p>
          </table:table-cell>
          <table:table-cell table:formula="of:=[Sheet1.$M$1]*(SIN(RADIANS([Sheet3.B26]))*SIN(RADIANS([Sheet3.C26])))" office:value-type="float" office:value="224.490088504762" calcext:value-type="float">
            <text:p>224</text:p>
          </table:table-cell>
          <table:table-cell table:formula="of:=[Sheet1.$M$1]*(COS(RADIANS([Sheet3.B26])))" office:value-type="float" office:value="905.522224428425" calcext:value-type="float">
            <text:p>9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0.81865" calcext:value-type="float">
            <text:p>350.81865</text:p>
          </table:table-cell>
          <table:table-cell office:value-type="float" office:value="-35.7814463457437" calcext:value-type="float">
            <text:p>-35.7814463457</text:p>
          </table:table-cell>
          <table:table-cell table:number-columns-repeated="8"/>
          <table:table-cell table:formula="of:=[Sheet1.$M$1]*(SIN(RADIANS([Sheet3.B27]))*COS(RADIANS([Sheet3.C27])))" office:value-type="float" office:value="-129.443448873192" calcext:value-type="float">
            <text:p>-129</text:p>
          </table:table-cell>
          <table:table-cell table:formula="of:=[Sheet1.$M$1]*(SIN(RADIANS([Sheet3.B27]))*SIN(RADIANS([Sheet3.C27])))" office:value-type="float" office:value="93.2938544095453" calcext:value-type="float">
            <text:p>93</text:p>
          </table:table-cell>
          <table:table-cell table:formula="of:=[Sheet1.$M$1]*(COS(RADIANS([Sheet3.B27])))" office:value-type="float" office:value="987.188254728157" calcext:value-type="float">
            <text:p>987</text:p>
          </table:table-cell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4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table:formula="of:=SIN([.A2])" office:value-type="float" office:value="0.479425538604203" calcext:value-type="float">
            <text:p>0.4794255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SIN([.A3])" office:value-type="float" office:value="0.841470984807896" calcext:value-type="float">
            <text:p>0.8414709848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/>
          <table:table-cell table:formula="of:=SIN([.A4])" office:value-type="float" office:value="0.00159265291648683" calcext:value-type="float">
            <text:p>0.00159265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SIN([.A5])" office:value-type="float" office:value="-0.988031624092862" calcext:value-type="float">
            <text:p>-0.98803162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1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 style:data-style-name="N2" text:time-value="19:32:26.216540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1T20:52:30.330873412</dc:date>
    <meta:generator>LibreOffice/4.2.7.2$Linux_X86_64 LibreOffice_project/420m0$Build-2</meta:generator>
    <meta:editing-duration>PT7M42S</meta:editing-duration>
    <meta:editing-cycles>7</meta:editing-cycles>
    <meta:document-statistic meta:table-count="3" meta:cell-count="3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13cm" svg:height="4.586cm" xlink:href=".." xlink:type="simple" chart:class="chart:scatter" chart:style-name="ch1">
        <chart:legend chart:legend-position="end" svg:x="7.45cm" svg:y="1.994cm" style:legend-expansion="high" chart:style-name="ch2"/>
        <chart:plot-area chart:style-name="ch3" table:cell-range-address="Sheet1.B4:Sheet1.C26" svg:x="0.194cm" svg:y="0.091cm" svg:width="7.062cm" svg:height="4.404cm">
          <chartooo:coordinate-region svg:x="1.106cm" svg:y="0.29cm" svg:width="5.87cm" svg:height="4.0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26" chart:class="chart:scatter">
            <chart:domain table:cell-range-address="Sheet1.B4:Sheet1.B26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21989">
                <text:p>48.21989</text:p>
                <draw:g>
                  <svg:desc>Sheet1.B4:Sheet1.B26</svg:desc>
                </draw:g>
              </table:table-cell>
              <table:table-cell office:value-type="float" office:value="-80.0898296155586">
                <text:p>-80.0898296155586</text:p>
                <draw:g>
                  <svg:desc>Sheet1.C4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08264">
                <text:p>77.08264</text:p>
              </table:table-cell>
              <table:table-cell office:value-type="float" office:value="-68.3868177393908">
                <text:p>-68.3868177393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.86764">
                <text:p>87.86764</text:p>
              </table:table-cell>
              <table:table-cell office:value-type="float" office:value="-55.5535170755433">
                <text:p>-55.5535170755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.07088">
                <text:p>95.07088</text:p>
              </table:table-cell>
              <table:table-cell office:value-type="float" office:value="-42.6201794357324">
                <text:p>-42.6201794357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.30354">
                <text:p>101.30354</text:p>
              </table:table-cell>
              <table:table-cell office:value-type="float" office:value="-29.8159122841915">
                <text:p>-29.8159122841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.48437">
                <text:p>107.48437</text:p>
              </table:table-cell>
              <table:table-cell office:value-type="float" office:value="-17.2933718212218">
                <text:p>-17.2933718212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.15691">
                <text:p>114.15691</text:p>
              </table:table-cell>
              <table:table-cell office:value-type="float" office:value="-5.142278278468">
                <text:p>-5.142278278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.80532">
                <text:p>121.80532</text:p>
              </table:table-cell>
              <table:table-cell office:value-type="float" office:value="6.40318410274692">
                <text:p>6.40318410274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.96327">
                <text:p>130.96327</text:p>
              </table:table-cell>
              <table:table-cell office:value-type="float" office:value="16.7751885209314">
                <text:p>16.7751885209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.21207">
                <text:p>142.21207</text:p>
              </table:table-cell>
              <table:table-cell office:value-type="float" office:value="25.6784670511446">
                <text:p>25.678467051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.9822">
                <text:p>155.9822</text:p>
              </table:table-cell>
              <table:table-cell office:value-type="float" office:value="32.3494086928214">
                <text:p>32.3494086928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.04476">
                <text:p>172.04476</text:p>
              </table:table-cell>
              <table:table-cell office:value-type="float" office:value="35.9347315236894">
                <text:p>35.9347315236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9.03573">
                <text:p>189.03573</text:p>
              </table:table-cell>
              <table:table-cell office:value-type="float" office:value="35.8110316540154">
                <text:p>35.8110316540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.97851">
                <text:p>204.97851</text:p>
              </table:table-cell>
              <table:table-cell office:value-type="float" office:value="32.0022654810107">
                <text:p>32.0022654810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8.58154">
                <text:p>218.58154</text:p>
              </table:table-cell>
              <table:table-cell office:value-type="float" office:value="25.1612034954466">
                <text:p>25.1612034954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9.67787">
                <text:p>229.67787</text:p>
              </table:table-cell>
              <table:table-cell office:value-type="float" office:value="16.1413422527205">
                <text:p>16.1413422527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8.71975">
                <text:p>238.71975</text:p>
              </table:table-cell>
              <table:table-cell office:value-type="float" office:value="5.70037906301785">
                <text:p>5.70037906301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6.28837">
                <text:p>246.28837</text:p>
              </table:table-cell>
              <table:table-cell office:value-type="float" office:value="-5.95240588814133">
                <text:p>-5.95240588814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2.9127">
                <text:p>252.9127</text:p>
              </table:table-cell>
              <table:table-cell office:value-type="float" office:value="-18.091009726467">
                <text:p>-18.091009726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9.07583">
                <text:p>259.07583</text:p>
              </table:table-cell>
              <table:table-cell office:value-type="float" office:value="-30.6366000575594">
                <text:p>-30.63660005755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5.33135">
                <text:p>265.33135</text:p>
              </table:table-cell>
              <table:table-cell office:value-type="float" office:value="-43.4539008627108">
                <text:p>-43.4539008627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2.64385">
                <text:p>272.64385</text:p>
              </table:table-cell>
              <table:table-cell office:value-type="float" office:value="-56.3900815791974">
                <text:p>-56.3900815791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3.85727">
                <text:p>283.85727</text:p>
              </table:table-cell>
              <table:table-cell office:value-type="float" office:value="-69.2031168843314">
                <text:p>-69.2031168843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3.B4:Sheet3.C26" svg:x="0.32cm" svg:y="0.18cm" svg:width="13.097cm" svg:height="8.64cm">
          <chartooo:coordinate-region svg:x="1.232cm" svg:y="0.379cm" svg:width="11.90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C4:Sheet3.C26" chart:class="chart:scatter">
            <chart:domain table:cell-range-address="Sheet3.B4:Sheet3.B26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87028">
                <text:p>7.87028</text:p>
                <draw:g>
                  <svg:desc>Sheet3.B4:Sheet3.B26</svg:desc>
                </draw:g>
              </table:table-cell>
              <table:table-cell office:value-type="float" office:value="-35.9439835319178">
                <text:p>-35.9439835319178</text:p>
                <draw:g>
                  <svg:desc>Sheet3.C4:Sheet3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94299">
                <text:p>23.94299</text:p>
              </table:table-cell>
              <table:table-cell office:value-type="float" office:value="-32.3740878439154">
                <text:p>-32.3740878439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72598">
                <text:p>37.72598</text:p>
              </table:table-cell>
              <table:table-cell office:value-type="float" office:value="-25.7139384098335">
                <text:p>-25.7139384098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98586">
                <text:p>48.98586</text:p>
              </table:table-cell>
              <table:table-cell office:value-type="float" office:value="-16.8163469007878">
                <text:p>-16.8163469007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.15168">
                <text:p>58.15168</text:p>
              </table:table-cell>
              <table:table-cell office:value-type="float" office:value="-6.39249210593705">
                <text:p>-6.39249210593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80482">
                <text:p>65.80482</text:p>
              </table:table-cell>
              <table:table-cell office:value-type="float" office:value="5.22791959805959">
                <text:p>5.22791959805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.47926">
                <text:p>72.47926</text:p>
              </table:table-cell>
              <table:table-cell office:value-type="float" office:value="17.2475935774795">
                <text:p>17.2475935774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.65906">
                <text:p>78.65906</text:p>
              </table:table-cell>
              <table:table-cell office:value-type="float" office:value="29.7705651830928">
                <text:p>29.7705651830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.88661">
                <text:p>84.88661</text:p>
              </table:table-cell>
              <table:table-cell office:value-type="float" office:value="42.5770858985491">
                <text:p>42.5770858985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.07677">
                <text:p>92.07677</text:p>
              </table:table-cell>
              <table:table-cell office:value-type="float" office:value="55.5139228395088">
                <text:p>55.5139228395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.825">
                <text:p>102.825</text:p>
              </table:table-cell>
              <table:table-cell office:value-type="float" office:value="68.3532150930815">
                <text:p>68.3532150930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.53247">
                <text:p>131.53247</text:p>
              </table:table-cell>
              <table:table-cell office:value-type="float" office:value="80.0750855560634">
                <text:p>80.0750855560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3.71171">
                <text:p>223.71171</text:p>
              </table:table-cell>
              <table:table-cell office:value-type="float" office:value="80.8049630616115">
                <text:p>80.8049630616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.98199">
                <text:p>255.98199</text:p>
              </table:table-cell>
              <table:table-cell office:value-type="float" office:value="69.3381048748053">
                <text:p>69.33810487480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7.27475">
                <text:p>267.27475</text:p>
              </table:table-cell>
              <table:table-cell office:value-type="float" office:value="56.5257393471381">
                <text:p>56.5257393471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4.60828">
                <text:p>274.60828</text:p>
              </table:table-cell>
              <table:table-cell office:value-type="float" office:value="43.5863853442482">
                <text:p>43.5863853442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0.86969">
                <text:p>280.86969</text:p>
              </table:table-cell>
              <table:table-cell office:value-type="float" office:value="30.7647061970688">
                <text:p>30.7647061970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7.03211">
                <text:p>287.03211</text:p>
              </table:table-cell>
              <table:table-cell office:value-type="float" office:value="18.2143402226404">
                <text:p>18.21434022264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3.65115">
                <text:p>293.65115</text:p>
              </table:table-cell>
              <table:table-cell office:value-type="float" office:value="6.14098427080377">
                <text:p>6.14098427080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1.21004">
                <text:p>301.21004</text:p>
              </table:table-cell>
              <table:table-cell office:value-type="float" office:value="-5.49296813262733">
                <text:p>-5.49296813262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23715">
                <text:p>310.23715</text:p>
              </table:table-cell>
              <table:table-cell office:value-type="float" office:value="-16.043550585625">
                <text:p>-16.043550585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1.31348">
                <text:p>321.31348</text:p>
              </table:table-cell>
              <table:table-cell office:value-type="float" office:value="-25.0802043565846">
                <text:p>-25.0802043565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4.89371">
                <text:p>334.89371</text:p>
              </table:table-cell>
              <table:table-cell office:value-type="float" office:value="-31.9436431754156">
                <text:p>-31.94364317541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998cm" svg:height="4.453cm" xlink:href=".." xlink:type="simple" chart:class="chart:scatter" chart:style-name="ch1">
        <chart:legend chart:legend-position="end" svg:x="6.735cm" svg:y="1.927cm" style:legend-expansion="high" chart:style-name="ch2"/>
        <chart:plot-area chart:style-name="ch3" table:cell-range-address="Sheet1.A4:Sheet1.A26 Sheet1.C4:Sheet1.C26" svg:x="0.179cm" svg:y="0.089cm" svg:width="6.377cm" svg:height="4.275cm">
          <chartooo:coordinate-region svg:x="1.091cm" svg:y="0.288cm" svg:width="5.278cm" svg:height="3.8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6" chart:class="chart:scatter">
            <chart:domain table:cell-range-address="Sheet1.A4:Sheet1.A26"/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26</svg:desc>
                </draw:g>
              </table:table-cell>
              <table:table-cell office:value-type="float" office:value="-80.0898296155586">
                <text:p>-80.0898296155586</text:p>
                <draw:g>
                  <svg:desc>Sheet1.C4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68.3868177393908">
                <text:p>-68.3868177393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55.5535170755433">
                <text:p>-55.5535170755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42.6201794357324">
                <text:p>-42.6201794357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29.8159122841915">
                <text:p>-29.8159122841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7.2933718212218">
                <text:p>-17.2933718212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5.142278278468">
                <text:p>-5.142278278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40318410274692">
                <text:p>6.40318410274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.7751885209314">
                <text:p>16.7751885209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.6784670511446">
                <text:p>25.678467051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2.3494086928214">
                <text:p>32.3494086928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5.9347315236894">
                <text:p>35.9347315236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5.8110316540154">
                <text:p>35.8110316540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2.0022654810107">
                <text:p>32.0022654810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.1612034954466">
                <text:p>25.1612034954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1413422527205">
                <text:p>16.1413422527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70037906301785">
                <text:p>5.70037906301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5.95240588814133">
                <text:p>-5.95240588814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8.091009726467">
                <text:p>-18.091009726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30.6366000575594">
                <text:p>-30.63660005755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43.4539008627108">
                <text:p>-43.4539008627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56.3900815791974">
                <text:p>-56.3900815791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69.2031168843314">
                <text:p>-69.20311688433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